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ohit Hindi2" svg:font-family="'Lohit Hindi'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fill="solid" draw:fill-color="#002859" draw:textarea-horizontal-align="justify" draw:textarea-vertical-align="middle" draw:auto-grow-height="false" fo:min-height="8.464cm" fo:min-width="0.6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solid" draw:fill-color="#002859" draw:opacity="60%" draw:textarea-vertical-align="bottom" draw:auto-grow-height="false" fo:min-height="9.821cm" fo:padding-top="0.141cm" fo:padding-bottom="0.141cm" fo:padding-left="0.141cm" fo:padding-right="0.141cm" draw:shadow-opacity="60%"/>
    </style:style>
    <style:style style:name="gr3" style:family="graphic" style:parent-style-name="standard">
      <style:graphic-properties draw:stroke="none" svg:stroke-color="#ffffff" draw:fill="solid" draw:fill-color="#002859" draw:opacity="60%" draw:textarea-vertical-align="bottom" draw:auto-grow-height="false" fo:min-height="9.857cm" fo:padding-top="0.141cm" fo:padding-bottom="0.141cm" fo:padding-left="0.141cm" fo:padding-right="0.141cm" draw:shadow-opacity="60%"/>
    </style:style>
    <style:style style:name="gr4" style:family="graphic" style:parent-style-name="standard">
      <style:graphic-properties draw:stroke="dash" draw:stroke-dash="Fine_20_Dashed" svg:stroke-width="0.05cm" svg:stroke-color="#ffffff" draw:marker-start-width="0.275cm" draw:marker-end-width="0.275cm" draw:fill="none" draw:fill-color="#ffffff" draw:textarea-vertical-align="top" fo:min-height="22.901cm" fo:padding-top="0.166cm" fo:padding-bottom="0.166cm" fo:padding-left="0.166cm" fo:padding-right="0.166cm"/>
    </style:style>
    <style:style style:name="gr5" style:family="graphic" style:parent-style-name="standard">
      <style:graphic-properties draw:stroke="dash" draw:stroke-dash="Fine_20_Dashed" svg:stroke-width="0.05cm" svg:stroke-color="#ffffff" draw:marker-start-width="0.275cm" draw:marker-end-width="0.275cm" draw:fill="none" draw:fill-color="#3465a4" draw:textarea-vertical-align="top" fo:min-height="23.009cm" fo:padding-top="0.116cm" fo:padding-bottom="0.116cm" fo:padding-left="0.116cm" fo:padding-right="0.116cm"/>
    </style:style>
    <style:style style:name="gr6" style:family="graphic" style:parent-style-name="standard">
      <style:graphic-properties draw:stroke="none" svg:stroke-width="0.008cm" svg:stroke-color="#000000" svg:stroke-opacity="100%" draw:stroke-linejoin="round" draw:fill="solid" draw:fill-color="#002859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536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002859" draw:textarea-vertical-align="middle" fo:min-height="1.493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67cm" fo:padding-top="0.141cm" fo:padding-bottom="0.141cm" fo:padding-left="0.141cm" fo:padding-right="0.141cm"/>
    </style:style>
    <style:style style:name="gr11" style:family="graphic" style:parent-style-name="standard">
      <style:graphic-properties draw:stroke="none" svg:stroke-color="#000000" draw:fill="solid" draw:fill-color="#002859" draw:textarea-vertical-align="middle" fo:min-height="1.172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5a6e84" draw:shadow="hidden"/>
    </style:style>
    <style:style style:name="gr13" style:family="graphic" style:parent-style-name="standard">
      <style:graphic-properties draw:stroke="none" svg:stroke-color="#000000" draw:fill="none" draw:fill-color="#002859" draw:textarea-vertical-align="middle" fo:min-height="1.547cm" fo:padding-top="0.141cm" fo:padding-bottom="0.141cm" fo:padding-left="0.141cm" fo:padding-right="0.141cm"/>
    </style:style>
    <style:style style:name="gr14" style:family="graphic" style:parent-style-name="standard">
      <style:graphic-properties draw:stroke="none" svg:stroke-color="#000000" draw:fill="none" draw:fill-color="#002859" draw:textarea-vertical-align="middle" fo:min-height="0.734cm" fo:padding-top="0.141cm" fo:padding-bottom="0.141cm" fo:padding-left="0.141cm" fo:padding-right="0.141cm"/>
    </style:style>
    <style:style style:name="gr15" style:family="graphic" style:parent-style-name="standard">
      <style:graphic-properties draw:stroke="none" svg:stroke-color="#000000" draw:fill="solid" draw:fill-color="#002859" draw:textarea-horizontal-align="justify" draw:textarea-vertical-align="middle" draw:auto-grow-height="false" fo:min-height="2.307cm" fo:min-width="0.36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35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002859" draw:textarea-vertical-align="middle" fo:min-height="0.775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solid" draw:fill-color="#002859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fill-color="#b2b2b2" draw:textarea-vertical-align="middle" fo:min-height="0.869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504cm" fo:padding-top="0.141cm" fo:padding-bottom="0.141cm" fo:padding-left="0.141cm" fo:padding-right="0.141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527cm" fo:padding-top="0.141cm" fo:padding-bottom="0.141cm" fo:padding-left="0.141cm" fo:padding-right="0.141cm"/>
    </style:style>
    <style:style style:name="gr22" style:family="graphic" style:parent-style-name="standard">
      <style:graphic-properties draw:stroke="none" svg:stroke-color="#000000" draw:fill="none" draw:fill-color="#002859" draw:textarea-vertical-align="middle" fo:min-height="1.442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fill-color="#b2b2b2" draw:textarea-vertical-align="middle" fo:min-height="0.81cm" fo:padding-top="0cm" fo:padding-bottom="0cm" fo:padding-left="0cm" fo:padding-right="0cm"/>
    </style:style>
    <style:style style:name="P1" style:family="paragraph">
      <loext:graphic-properties draw:fill="solid" draw:fill-color="#002859"/>
      <style:paragraph-properties fo:text-align="center"/>
      <style:text-properties style:use-window-font-color="tru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weight="bold" style:font-weight-asian="bold" style:font-weight-complex="bold"/>
    </style:style>
    <style:style style:name="P3" style:family="paragraph">
      <loext:graphic-properties draw:fill="solid" draw:fill-color="#002859" draw:opacity="60%"/>
      <style:paragraph-properties fo:margin-left="0cm" fo:margin-right="0cm" fo:margin-top="0cm" fo:margin-bottom="0cm" fo:line-height="120%" fo:text-align="center" fo:text-indent="0cm"/>
      <style:text-properties style:use-window-font-color="true" fo:font-size="14pt" fo:font-weight="bold" style:font-size-asian="18pt" style:font-weight-asian="bold" style:font-size-complex="18pt" style:font-weight-complex="bold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weight="bold"/>
    </style:style>
    <style:style style:name="P5" style:family="paragraph">
      <loext:graphic-properties draw:fill="solid" draw:fill-color="#002859" draw:opacity="60%"/>
      <style:paragraph-properties fo:margin-left="0cm" fo:margin-right="0cm" fo:margin-top="0cm" fo:margin-bottom="0cm" fo:line-height="120%" fo:text-align="center" fo:text-indent="0cm"/>
      <style:text-properties style:use-window-font-color="true" fo:font-size="14pt" fo:font-weight="bold" style:font-size-asian="18pt" style:font-weight-asian="normal" style:font-size-complex="18pt" style:font-weight-complex="normal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style:use-window-font-color="true" fo:font-size="14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3465a4"/>
      <style:paragraph-properties fo:margin-left="0cm" fo:margin-right="0cm" fo:margin-top="0cm" fo:margin-bottom="0cm" fo:line-height="120%" fo:text-align="center" fo:text-indent="0cm"/>
      <style:text-properties style:use-window-font-color="true" fo:font-size="14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002859"/>
      <style:text-properties style:use-window-font-color="true" fo:font-size="14pt" style:font-size-asian="18pt" style:font-size-complex="18pt"/>
    </style:style>
    <style:style style:name="P10" style:family="paragraph">
      <loext:graphic-properties draw:fill="none" draw:fill-color="#ffffff"/>
      <style:text-properties style:use-window-font-color="true" fo:font-size="14pt" style:font-size-asian="18pt" style:font-size-complex="18pt"/>
    </style:style>
    <style:style style:name="P11" style:family="paragraph">
      <loext:graphic-properties draw:fill="none" draw:fill-color="#002859"/>
      <style:paragraph-properties fo:margin-left="0cm" fo:margin-right="0cm" fo:margin-top="0cm" fo:margin-bottom="0cm" fo:line-height="120%" fo:text-align="center" fo:text-indent="0cm"/>
      <style:text-properties fo:color="#f9f9f8" fo:font-size="14pt" style:font-size-asian="18pt" style:font-size-complex="18pt"/>
    </style:style>
    <style:style style:name="P12" style:family="paragraph">
      <loext:graphic-properties draw:fill="none"/>
      <style:text-properties style:use-window-font-color="true" fo:font-size="14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color="#f9f9f8" fo:font-size="14pt" style:font-size-asian="18pt" style:font-size-complex="18pt"/>
    </style:style>
    <style:style style:name="P14" style:family="paragraph">
      <loext:graphic-properties draw:fill="solid" draw:fill-color="#002859"/>
      <style:paragraph-properties fo:margin-left="0cm" fo:margin-right="0cm" fo:margin-top="0cm" fo:margin-bottom="0cm" fo:line-height="120%" fo:text-align="center" fo:text-indent="0cm"/>
      <style:text-properties fo:color="#f9f9f8" fo:font-size="14pt" style:font-size-asian="18pt" style:font-size-complex="18pt"/>
    </style:style>
    <style:style style:name="P15" style:family="paragraph">
      <loext:graphic-properties draw:fill="none" draw:fill-color="#5a6e84"/>
      <style:text-properties style:use-window-font-color="true" fo:font-size="14pt" style:font-size-asian="18pt" style:font-size-complex="18pt"/>
    </style:style>
    <style:style style:name="P16" style:family="paragraph">
      <loext:graphic-properties draw:fill="solid" draw:fill-color="#002859"/>
      <style:paragraph-properties fo:text-align="center"/>
      <style:text-properties style:use-window-font-color="true" fo:font-size="14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20%" fo:text-align="start" fo:text-indent="0cm"/>
    </style:style>
    <style:style style:name="P18" style:family="paragraph">
      <loext:graphic-properties draw:fill="none" draw:fill-color="#b2b2b2"/>
      <style:paragraph-properties fo:margin-left="0cm" fo:margin-right="0cm" fo:margin-top="0cm" fo:margin-bottom="0cm" fo:line-height="120%" fo:text-align="start" fo:text-indent="0cm"/>
      <style:text-properties fo:color="#f9f9f8" fo:font-size="14pt" style:font-size-asian="18pt" style:font-size-complex="18pt"/>
    </style:style>
    <style:style style:name="P19" style:family="paragraph">
      <loext:graphic-properties draw:fill="none" draw:fill-color="#b2b2b2"/>
      <style:paragraph-properties fo:margin-left="0cm" fo:margin-right="0cm" fo:margin-top="0cm" fo:margin-bottom="0cm" fo:line-height="120%" fo:text-align="center" fo:text-indent="0cm"/>
      <style:text-properties fo:color="#f9f9f8" fo:font-size="14pt" style:font-size-asian="18pt" style:font-size-complex="18pt"/>
    </style:style>
    <style:style style:name="P20" style:family="paragraph">
      <loext:graphic-properties draw:fill="solid" draw:fill-color="#002859"/>
      <style:paragraph-properties fo:margin-left="0cm" fo:margin-right="0cm" fo:margin-top="0cm" fo:margin-bottom="0cm" fo:line-height="120%" fo:text-align="center" fo:text-indent="0cm"/>
      <style:text-properties fo:color="#f9f9f8" fo:font-size="18pt" style:font-size-asian="18pt" style:font-size-complex="18pt"/>
    </style:style>
    <style:style style:name="T1" style:family="text">
      <style:text-properties style:use-window-font-color="true" style:font-name="Arial2" fo:font-size="14pt" style:font-name-asian="Arial2" style:font-size-asian="18pt" style:font-name-complex="Arial2" style:font-size-complex="18pt"/>
    </style:style>
    <style:style style:name="T2" style:family="text">
      <style:text-properties style:use-window-font-color="true" style:font-name="Arial2" fo:font-size="14pt" style:font-name-asian="Arial2" style:font-size-asian="18pt" style:font-weight-asian="normal" style:font-name-complex="Arial2" style:font-size-complex="18pt" style:font-weight-complex="normal"/>
    </style:style>
    <style:style style:name="T3" style:family="text">
      <style:text-properties style:use-window-font-color="true" style:font-name="Arial2" fo:font-size="14pt" fo:font-weight="normal" style:font-name-asian="Arial2" style:font-size-asian="18pt" style:font-weight-asian="normal" style:font-name-complex="Arial2" style:font-size-complex="18pt" style:font-weight-complex="normal"/>
    </style:style>
    <style:style style:name="T4" style:family="text">
      <style:text-properties fo:color="#f9f9f8" style:font-name="Arial2" fo:font-size="14pt" style:font-name-asian="Arial2" style:font-size-asian="18pt" style:font-name-complex="Arial2" style:font-size-complex="18pt"/>
    </style:style>
    <style:style style:name="T5" style:family="text">
      <style:text-properties fo:color="#f9f9f8" style:font-name="Arial2" fo:font-size="18pt" style:font-name-asian="Arial2" style:font-size-asian="18pt" style:font-name-complex="Arial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9cm" svg:height="8.764cm" svg:x="26.211cm" svg:y="5.96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493cm" svg:height="10.103cm" svg:x="1.88cm" svg:y="7.6cm">
          <draw:text-box>
            <text:p text:style-name="P2"><text:span text:style-name="T1">Water Services </text:span></text:p>
          </draw:text-box>
        </draw:frame>
        <draw:frame draw:style-name="gr3" draw:text-style-name="P5" draw:layer="layout" svg:width="5.1cm" svg:height="10.1cm" svg:x="20.806cm" svg:y="7.6cm">
          <draw:text-box>
            <text:p text:style-name="P4"><text:span text:style-name="T2">Sanitation </text:span></text:p>
          </draw:text-box>
        </draw:frame>
        <draw:frame draw:style-name="gr4" draw:text-style-name="P7" draw:layer="layout" svg:width="3.635cm" svg:height="23.233cm" draw:transform="rotate (1.5707963267949) translate (2.223cm 11.994cm)">
          <draw:text-box>
            <text:p text:style-name="P6"><text:span text:style-name="T3">Distribution</text:span></text:p>
          </draw:text-box>
        </draw:frame>
        <draw:frame draw:style-name="gr5" draw:text-style-name="P8" draw:layer="layout" svg:width="2.908cm" svg:height="23.241cm" draw:transform="rotate (1.5707963267949) translate (2.214cm 16.916cm)">
          <draw:text-box>
            <text:p text:style-name="P6"><text:span text:style-name="T3">Retail</text:span></text:p>
          </draw:text-box>
        </draw:frame>
        <draw:polygon draw:style-name="gr6" draw:text-style-name="P9" draw:layer="layout" svg:width="3.311cm" svg:height="5.452cm" svg:x="3.317cm" svg:y="9.186cm" svg:viewBox="0 0 3312 5453" draw:points="1195,1818 1195,4998 736,4998 1656,5453 2576,4998 2115,4998 2115,1818 3312,1818 3312,0 0,0 0,1818">
          <text:p/>
        </draw:polygon>
        <draw:frame draw:style-name="gr7" draw:text-style-name="P10" draw:layer="layout" svg:width="1.817cm" svg:height="1.818cm" draw:transform="rotate (1.59069308026763) translate (4.058cm 9.204cm)">
          <draw:text-box>
            <text:p/>
          </draw:text-box>
        </draw:frame>
        <draw:frame draw:style-name="gr7" draw:text-style-name="P10" draw:layer="layout" svg:width="1.817cm" svg:height="1.818cm" draw:transform="rotate (-1.55089957332216) translate (5.84cm 7.35cm)">
          <draw:text-box>
            <text:p/>
          </draw:text-box>
        </draw:frame>
        <draw:frame draw:style-name="gr8" draw:text-style-name="P11" draw:layer="layout" svg:width="3.272cm" svg:height="1.775cm" svg:x="3.331cm" svg:y="9.174cm">
          <draw:text-box>
            <text:p text:style-name="P6"><text:span text:style-name="T4">Raw</text:span></text:p>
            <text:p text:style-name="P6"><text:span text:style-name="T4">Water</text:span></text:p>
          </draw:text-box>
        </draw:frame>
        <draw:polygon draw:style-name="gr9" draw:text-style-name="P12" draw:layer="layout" svg:width="1.09cm" svg:height="3.715cm" svg:x="4.422cm" svg:y="10.64cm" svg:viewBox="0 0 1091 3716" draw:points="1091,3716 1089,0 0,0 0,3716">
          <text:p/>
        </draw:polygon>
        <draw:frame draw:style-name="gr10" draw:text-style-name="P13" draw:layer="layout" svg:width="3.716cm" svg:height="0.949cm" draw:transform="rotate (1.5707963267949) translate (4.385cm 14.456cm)">
          <draw:text-box>
            <text:p text:style-name="P6"><text:span text:style-name="T4">Distribution</text:span></text:p>
          </draw:text-box>
        </draw:frame>
        <draw:frame draw:style-name="gr11" draw:text-style-name="P14" draw:layer="layout" svg:width="24.419cm" svg:height="1.454cm" svg:x="3.278cm" svg:y="14.618cm">
          <draw:text-box>
            <text:p text:style-name="P6"><text:span text:style-name="T5">Customers</text:span><text:span text:style-name="T4"> </text:span></text:p>
          </draw:text-box>
        </draw:frame>
        <draw:polygon draw:style-name="gr12" draw:text-style-name="P15" draw:layer="layout" svg:width="3.016cm" svg:height="1.817cm" svg:x="6.494cm" svg:y="9.186cm" svg:viewBox="0 0 3017 1818" draw:points="0,1363 2562,1363 2562,1818 3017,909 2562,0 2562,454 0,454">
          <text:p/>
        </draw:polygon>
        <draw:polygon draw:style-name="gr6" draw:text-style-name="P9" draw:layer="layout" svg:width="3.311cm" svg:height="5.452cm" svg:x="9.471cm" svg:y="9.186cm" svg:viewBox="0 0 3312 5453" draw:points="1195,1818 1195,4998 736,4998 1656,5453 2576,4998 2115,4998 2115,1818 3312,1818 3312,0 0,0 0,1818">
          <text:p/>
        </draw:polygon>
        <draw:frame draw:style-name="gr13" draw:text-style-name="P11" draw:layer="layout" svg:width="3.272cm" svg:height="1.829cm" svg:x="9.511cm" svg:y="9.15cm">
          <draw:text-box>
            <text:p text:style-name="P6"><text:span text:style-name="T4">Drinking Water</text:span></text:p>
          </draw:text-box>
        </draw:frame>
        <draw:polygon draw:style-name="gr9" draw:text-style-name="P12" draw:layer="layout" svg:width="1.09cm" svg:height="3.715cm" svg:x="10.602cm" svg:y="10.64cm" svg:viewBox="0 0 1091 3716" draw:points="1091,3716 1091,0 0,0 0,3716">
          <text:p/>
        </draw:polygon>
        <draw:frame draw:style-name="gr14" draw:text-style-name="P11" draw:layer="layout" svg:width="3.652cm" svg:height="1.016cm" draw:transform="rotate (1.5707963267949) translate (10.602cm 14.605cm)">
          <draw:text-box>
            <text:p text:style-name="P6"><text:span text:style-name="T4">Distribution</text:span></text:p>
          </draw:text-box>
        </draw:frame>
        <draw:polygon draw:style-name="gr12" draw:text-style-name="P15" draw:layer="layout" svg:width="3.016cm" svg:height="1.817cm" svg:x="18.6cm" svg:y="9.186cm" svg:viewBox="0 0 3017 1818" draw:points="3017,454 454,454 454,0 0,909 454,1818 454,1363 3017,1363">
          <text:p/>
        </draw:polygon>
        <draw:frame draw:style-name="gr7" draw:text-style-name="P10" draw:layer="layout" svg:width="2.908cm" svg:height="1.818cm" svg:x="18.6cm" svg:y="9.186cm">
          <draw:text-box>
            <text:p/>
          </draw:text-box>
        </draw:frame>
        <draw:frame draw:style-name="gr7" draw:text-style-name="P10" draw:layer="layout" svg:width="2.908cm" svg:height="1.818cm" svg:x="18.6cm" svg:y="9.186cm">
          <draw:text-box>
            <text:p/>
          </draw:text-box>
        </draw:frame>
        <draw:polygon draw:style-name="gr9" draw:text-style-name="P12" draw:layer="layout" svg:width="1.17cm" svg:height="3.715cm" svg:x="15.975cm" svg:y="10.6cm" svg:viewBox="0 0 1171 3716" draw:points="1171,3716 1171,0 0,0 0,3716">
          <text:p/>
        </draw:polygon>
        <draw:polygon draw:style-name="gr12" draw:text-style-name="P15" draw:layer="layout" svg:width="1.817cm" svg:height="3.743cm" svg:x="22.78cm" svg:y="11.004cm" svg:viewBox="0 0 1818 3744" draw:points="1363,3744 1363,454 1818,454 909,0 0,454 454,454 454,3744">
          <text:p/>
        </draw:polygon>
        <draw:frame draw:style-name="gr7" draw:text-style-name="P10" draw:layer="layout" svg:width="3.635cm" svg:height="1.818cm" draw:transform="rotate (1.5707963267949) translate (22.78cm 14.639cm)">
          <draw:text-box>
            <text:p/>
          </draw:text-box>
        </draw:frame>
        <draw:frame draw:style-name="gr7" draw:text-style-name="P10" draw:layer="layout" svg:width="3.635cm" svg:height="1.818cm" draw:transform="rotate (1.5707963267949) translate (22.78cm 14.639cm)">
          <draw:text-box>
            <text:p/>
          </draw:text-box>
        </draw:frame>
        <draw:custom-shape draw:style-name="gr15" draw:text-style-name="P16" draw:layer="layout" svg:width="1.718cm" svg:height="2.922cm" svg:x="4.088cm" svg:y="6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gon draw:style-name="gr9" draw:text-style-name="P12" draw:layer="layout" svg:width="1.09cm" svg:height="3.715cm" svg:x="4.422cm" svg:y="5.834cm" svg:viewBox="0 0 1091 3716" draw:points="1091,3716 1089,0 0,0 0,3716">
          <text:p/>
        </draw:polygon>
        <draw:polygon draw:style-name="gr9" draw:text-style-name="P12" draw:layer="layout" svg:width="0.806cm" svg:height="2.624cm" svg:x="23.326cm" svg:y="7.146cm" svg:viewBox="0 0 807 2625" draw:points="807,2625 807,0 0,0 0,2625">
          <text:p/>
        </draw:polygon>
        <draw:polygon draw:style-name="gr9" draw:text-style-name="P12" draw:layer="layout" svg:width="3.023cm" svg:height="1.09cm" svg:x="12.724cm" svg:y="9.549cm" svg:viewBox="0 0 3024 1091" draw:points="0,1091 3024,1091 3024,0 0,0">
          <text:p/>
        </draw:polygon>
        <draw:polygon draw:style-name="gr12" draw:text-style-name="P15" draw:layer="layout" svg:width="1.815cm" svg:height="7.379cm" svg:x="26.416cm" svg:y="7.368cm" svg:viewBox="0 0 1816 7380" draw:points="1363,7380 1363,454 1816,454 907,0 0,454 454,454 454,7380">
          <text:p/>
        </draw:polygon>
        <draw:frame draw:style-name="gr16" draw:text-style-name="P10" draw:layer="layout" svg:width="7.271cm" svg:height="1.817cm" draw:transform="rotate (1.5707963267949) translate (26.416cm 14.639cm)">
          <draw:text-box>
            <text:p/>
          </draw:text-box>
        </draw:frame>
        <draw:frame draw:style-name="gr16" draw:text-style-name="P10" draw:layer="layout" svg:width="7.271cm" svg:height="1.817cm" draw:transform="rotate (1.5707963267949) translate (26.416cm 14.639cm)">
          <draw:text-box>
            <text:p/>
          </draw:text-box>
        </draw:frame>
        <draw:frame draw:style-name="gr17" draw:text-style-name="P11" draw:layer="layout" svg:width="2.805cm" svg:height="1.057cm" draw:transform="rotate (1.5707963267949) translate (4.323cm 9.152cm)">
          <draw:text-box>
            <text:p text:style-name="P6"><text:span text:style-name="T4">Harvest</text:span></text:p>
          </draw:text-box>
        </draw:frame>
        <draw:custom-shape draw:style-name="gr18" draw:text-style-name="P16" draw:layer="layout" svg:width="1.718cm" svg:height="2.862cm" draw:transform="rotate (1.5707963267949) translate (6.609cm 10.8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8" draw:layer="layout" svg:width="2.719cm" svg:height="0.869cm" svg:x="6.752cm" svg:y="9.534cm">
          <draw:text-box>
            <text:p text:style-name="P17"><text:span text:style-name="T4">Treatment</text:span></text:p>
          </draw:text-box>
        </draw:frame>
        <draw:polygon draw:style-name="gr12" draw:text-style-name="P15" draw:layer="layout" svg:width="3.016cm" svg:height="1.817cm" svg:x="12.649cm" svg:y="9.186cm" svg:viewBox="0 0 3017 1818" draw:points="0,1363 2562,1363 2562,1818 3017,909 2562,0 2562,454 0,454">
          <text:p/>
        </draw:polygon>
        <draw:frame draw:style-name="gr7" draw:text-style-name="P10" draw:layer="layout" svg:width="2.909cm" svg:height="1.818cm" svg:x="12.757cm" svg:y="9.186cm">
          <draw:text-box>
            <text:p/>
          </draw:text-box>
        </draw:frame>
        <draw:frame draw:style-name="gr7" draw:text-style-name="P10" draw:layer="layout" svg:width="2.909cm" svg:height="1.818cm" svg:x="12.757cm" svg:y="9.186cm">
          <draw:text-box>
            <text:p/>
          </draw:text-box>
        </draw:frame>
        <draw:polygon draw:style-name="gr6" draw:text-style-name="P9" draw:layer="layout" svg:width="3.311cm" svg:height="5.452cm" svg:x="15.626cm" svg:y="9.186cm" svg:viewBox="0 0 3312 5453" draw:points="1195,1818 1195,4998 736,4998 1656,5453 2576,4998 2115,4998 2115,1818 3312,1818 3312,0 0,0 0,1818">
          <text:p/>
        </draw:polygon>
        <draw:frame draw:style-name="gr20" draw:text-style-name="P13" draw:layer="layout" svg:width="3.271cm" svg:height="1.786cm" svg:x="15.666cm" svg:y="9.195cm">
          <draw:text-box>
            <text:p text:style-name="P6"><text:span text:style-name="T4">Recycled Water</text:span></text:p>
          </draw:text-box>
        </draw:frame>
        <draw:polygon draw:style-name="gr9" draw:text-style-name="P12" draw:layer="layout" svg:width="1.09cm" svg:height="3.715cm" svg:x="16.756cm" svg:y="10.64cm" svg:viewBox="0 0 1091 3716" draw:points="1091,3716 1091,0 0,0 0,3716">
          <text:p/>
        </draw:polygon>
        <draw:frame draw:style-name="gr21" draw:text-style-name="P13" draw:layer="layout" svg:width="3.65cm" svg:height="0.949cm" draw:transform="rotate (1.5707963267949) translate (16.765cm 14.356cm)">
          <draw:text-box>
            <text:p text:style-name="P6"><text:span text:style-name="T4">Distribution</text:span></text:p>
          </draw:text-box>
        </draw:frame>
        <draw:custom-shape draw:style-name="gr18" draw:text-style-name="P16" draw:layer="layout" svg:width="1.718cm" svg:height="2.863cm" draw:transform="rotate (-1.5707963267949) translate (15.626cm 9.1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9" draw:layer="layout" svg:width="2.72cm" svg:height="0.869cm" svg:x="12.906cm" svg:y="9.551cm">
          <draw:text-box>
            <text:p text:style-name="P6"><text:span text:style-name="T4">Treatment</text:span></text:p>
          </draw:text-box>
        </draw:frame>
        <draw:custom-shape draw:style-name="gr18" draw:text-style-name="P16" draw:layer="layout" svg:width="1.718cm" svg:height="2.908cm" draw:transform="rotate (-3.14159265358979) translate (24.229cm 9.275cm)">
          <text:p/>
          <draw:enhanced-geometry svg:viewBox="0 0 21600 21600" draw:text-areas="?f0 0 ?f2 ?f5" draw:type="down-arrow" draw:modifiers="17410.705973623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6" draw:layer="layout" svg:width="3.325cm" svg:height="1.813cm" svg:x="21.75cm" svg:y="9.1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.718cm" svg:height="2.846cm" draw:transform="rotate (-1.5707963267949) translate (21.763cm 9.2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1" draw:layer="layout" svg:width="3.312cm" svg:height="1.724cm" svg:x="21.743cm" svg:y="9.236cm">
          <draw:text-box>
            <text:p text:style-name="P6"><text:span text:style-name="T4">Waste</text:span></text:p>
            <text:p text:style-name="P6"><text:span text:style-name="T4">Water </text:span></text:p>
          </draw:text-box>
        </draw:frame>
        <draw:custom-shape draw:style-name="gr18" draw:text-style-name="P16" draw:layer="layout" svg:width="1.717cm" svg:height="3.626cm" draw:transform="rotate (-3.14159265358979) translate (24.256cm 14.635cm)">
          <text:p/>
          <draw:enhanced-geometry svg:viewBox="0 0 21600 21600" draw:mirror-horizontal="false" draw:mirror-vertical="false" draw:text-areas="?f0 0 ?f2 ?f5" draw:type="down-arrow" draw:modifiers="18979.2228390167 5269.608659450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3" draw:layer="layout" svg:width="7.851cm" svg:height="0.949cm" draw:transform="rotate (1.5707963267949) translate (26.246cm 14.34cm)">
          <draw:text-box>
            <text:p text:style-name="P6"><text:span text:style-name="T4">Natural Water Cycle</text:span></text:p>
          </draw:text-box>
        </draw:frame>
        <draw:frame draw:style-name="gr10" draw:text-style-name="P13" draw:layer="layout" svg:width="3.625cm" svg:height="0.949cm" draw:transform="rotate (1.5707963267949) translate (22.803cm 14.64cm)">
          <draw:text-box>
            <text:p text:style-name="P6"><text:span text:style-name="T4">Collection</text:span></text:p>
          </draw:text-box>
        </draw:frame>
        <draw:frame draw:style-name="gr10" draw:text-style-name="P13" draw:layer="layout" svg:width="2.805cm" svg:height="0.949cm" draw:transform="rotate (1.5707963267949) translate (22.779cm 9.285cm)">
          <draw:text-box>
            <text:p text:style-name="P6"><text:span text:style-name="T4">Treatment</text:span></text:p>
          </draw:text-box>
        </draw:frame>
        <draw:frame draw:style-name="gr23" draw:text-style-name="P19" draw:layer="layout" svg:width="2.719cm" svg:height="0.81cm" svg:x="19.061cm" svg:y="9.654cm">
          <draw:text-box>
            <text:p text:style-name="P6"><text:span text:style-name="T4">Treatment</text:span></text:p>
          </draw:text-box>
        </draw:frame>
        <draw:frame draw:style-name="gr11" draw:text-style-name="P20" draw:layer="layout" svg:width="24.556cm" svg:height="1.454cm" svg:x="3.144cm" svg:y="4.924cm">
          <draw:text-box>
            <text:p text:style-name="P6"><text:span text:style-name="T5">Ocean, rivers and groundwater (natural environment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ohit Hindi2" svg:font-family="'Lohit Hindi'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Lohit Hindi1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0T07:27:15.380730726</dc:date>
    <meta:generator>LibreOffice/6.2.3.2$Linux_X86_64 LibreOffice_project/20$Build-2</meta:generator>
    <meta:editing-duration>PT18M12S</meta:editing-duration>
    <meta:editing-cycles>10</meta:editing-cycles>
    <meta:document-statistic meta:object-count="53"/>
  </office:meta>
</office:document-meta>
</file>